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9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9" style:family="paragraph" style:parent-style-name="Table_20_Contents">
      <style:text-properties officeooo:rsid="001bfdc6" officeooo:paragraph-rsid="001bfdc6"/>
    </style:style>
    <style:style style:name="P30" style:family="paragraph" style:parent-style-name="Table_20_Contents">
      <style:text-properties officeooo:rsid="001ce5eb" officeooo:paragraph-rsid="001ce5eb"/>
    </style:style>
    <style:style style:name="P31" style:family="paragraph" style:parent-style-name="Table_20_Contents">
      <style:text-properties officeooo:rsid="0020e66a" officeooo:paragraph-rsid="0020e66a"/>
    </style:style>
    <style:style style:name="P32" style:family="paragraph" style:parent-style-name="Table_20_Contents">
      <style:text-properties officeooo:rsid="0020e66a" officeooo:paragraph-rsid="002f44c1"/>
    </style:style>
    <style:style style:name="P33" style:family="paragraph" style:parent-style-name="Table_20_Contents">
      <style:text-properties officeooo:paragraph-rsid="001ce5eb"/>
    </style:style>
    <style:style style:name="P34" style:family="paragraph" style:parent-style-name="Table_20_Contents">
      <style:text-properties officeooo:rsid="001ce5eb" officeooo:paragraph-rsid="001ce5eb" fo:background-color="transparent"/>
    </style:style>
    <style:style style:name="P35" style:family="paragraph" style:parent-style-name="Table_20_Contents">
      <style:text-properties officeooo:rsid="002bb31e" officeooo:paragraph-rsid="002bb31e"/>
    </style:style>
    <style:style style:name="P36" style:family="paragraph" style:parent-style-name="Table_20_Contents">
      <style:text-properties officeooo:rsid="002c1bbf" officeooo:paragraph-rsid="002c1bbf"/>
    </style:style>
    <style:style style:name="P37" style:family="paragraph" style:parent-style-name="Table_20_Contents">
      <style:text-properties officeooo:rsid="002da303" officeooo:paragraph-rsid="002da303"/>
    </style:style>
    <style:style style:name="P38" style:family="paragraph" style:parent-style-name="Table_20_Contents">
      <style:text-properties officeooo:rsid="002da303" officeooo:paragraph-rsid="0020e66a"/>
    </style:style>
    <style:style style:name="P39" style:family="paragraph" style:parent-style-name="Table_20_Contents">
      <style:text-properties officeooo:rsid="002f44c1" officeooo:paragraph-rsid="002f44c1"/>
    </style:style>
    <style:style style:name="P40" style:family="paragraph" style:parent-style-name="Table_20_Contents">
      <style:text-properties officeooo:rsid="00327015" officeooo:paragraph-rsid="00327015"/>
    </style:style>
    <style:style style:name="P41" style:family="paragraph" style:parent-style-name="Table_20_Contents">
      <style:text-properties officeooo:rsid="003355a3" officeooo:paragraph-rsid="003355a3"/>
    </style:style>
    <style:style style:name="P42" style:family="paragraph" style:parent-style-name="Table_20_Contents">
      <style:text-properties officeooo:rsid="003547a5" officeooo:paragraph-rsid="003547a5"/>
    </style:style>
    <style:style style:name="P43" style:family="paragraph" style:parent-style-name="Table_20_Contents">
      <style:text-properties officeooo:rsid="0039d373" officeooo:paragraph-rsid="0039d373"/>
    </style:style>
    <style:style style:name="P44" style:family="paragraph" style:parent-style-name="Table_20_Contents">
      <style:text-properties officeooo:rsid="003d3227" officeooo:paragraph-rsid="003d3227"/>
    </style:style>
    <style:style style:name="P45" style:family="paragraph" style:parent-style-name="Table_20_Contents">
      <style:text-properties officeooo:rsid="003e058c" officeooo:paragraph-rsid="003e058c"/>
    </style:style>
    <style:style style:name="P46" style:family="paragraph" style:parent-style-name="Table_20_Contents">
      <style:text-properties officeooo:rsid="003e058c" officeooo:paragraph-rsid="0049d9a3"/>
    </style:style>
    <style:style style:name="P47" style:family="paragraph" style:parent-style-name="Table_20_Contents">
      <style:text-properties officeooo:rsid="003ef708" officeooo:paragraph-rsid="003ef708"/>
    </style:style>
    <style:style style:name="P48" style:family="paragraph" style:parent-style-name="Table_20_Contents">
      <style:text-properties officeooo:rsid="0049d9a3" officeooo:paragraph-rsid="0049d9a3"/>
    </style:style>
    <style:style style:name="P49" style:family="paragraph" style:parent-style-name="Table_20_Contents">
      <style:text-properties officeooo:rsid="004a2bdb" officeooo:paragraph-rsid="004a2bdb"/>
    </style:style>
    <style:style style:name="P50" style:family="paragraph" style:parent-style-name="Table_20_Contents">
      <style:text-properties officeooo:rsid="004d7ee5" officeooo:paragraph-rsid="004d7ee5"/>
    </style:style>
    <style:style style:name="P51" style:family="paragraph" style:parent-style-name="Table_20_Contents">
      <style:text-properties officeooo:rsid="00572d39" officeooo:paragraph-rsid="00572d39"/>
    </style:style>
    <style:style style:name="P52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98f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9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9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9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9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0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0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1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28">7</text:p>
          </table:table-cell>
          <table:table-cell table:style-name="Tabella1.A8" office:value-type="string">
            <text:p text:style-name="P34">Doodle for second weekly meeting</text:p>
          </table:table-cell>
          <table:table-cell table:style-name="Tabella1.A8" office:value-type="string">
            <text:p text:style-name="P27">08/11/2013</text:p>
          </table:table-cell>
          <table:table-cell table:style-name="Tabella1.D8" office:value-type="string">
            <text:p text:style-name="P34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0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9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0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0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9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9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9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9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9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9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9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9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1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1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0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0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1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0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0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5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5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29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29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29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5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5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5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5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5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6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6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1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0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3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0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3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7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7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1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1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9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9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29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29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7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2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9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0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0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7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8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1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1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7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9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29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9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9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7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2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2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7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7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7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7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3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3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3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3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3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3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3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3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3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3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3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3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3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3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3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3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7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7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3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3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3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4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4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5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5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5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8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8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8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49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9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6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49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49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0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0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49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49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49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49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49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49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49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97" office:value-type="string">
            <text:p text:style-name="P24">96</text:p>
          </table:table-cell>
          <table:table-cell table:style-name="Tabella1.A97" office:value-type="string">
            <text:p text:style-name="P49">Minutes of Meeting</text:p>
          </table:table-cell>
          <table:table-cell table:style-name="Tabella1.A97" office:value-type="string">
            <text:p text:style-name="P22">28/11/2013</text:p>
          </table:table-cell>
          <table:table-cell table:style-name="Tabella1.D97" office:value-type="string">
            <text:p text:style-name="P49">Marko and/or Nikola</text:p>
          </table:table-cell>
        </table:table-row>
        <table:table-row>
          <table:table-cell table:style-name="Tabella1.A97" office:value-type="string">
            <text:p text:style-name="P25">97</text:p>
          </table:table-cell>
          <table:table-cell table:style-name="Tabella1.A97" office:value-type="string">
            <text:p text:style-name="P51">Customer Meeting Summary</text:p>
          </table:table-cell>
          <table:table-cell table:style-name="Tabella1.A97" office:value-type="string">
            <text:p text:style-name="P26">29/11/2013</text:p>
          </table:table-cell>
          <table:table-cell table:style-name="Tabella1.D97" office:value-type="string">
            <text:p text:style-name="P51">Andrea</text:p>
          </table:table-cell>
        </table:table-row>
        <table:table-row>
          <table:table-cell table:style-name="Tabella1.A97" office:value-type="string">
            <text:p text:style-name="P25">98</text:p>
          </table:table-cell>
          <table:table-cell table:style-name="Tabella1.A97" office:value-type="string">
            <text:p text:style-name="P51">DB Description and Changes</text:p>
          </table:table-cell>
          <table:table-cell table:style-name="Tabella1.A97" office:value-type="string">
            <text:p text:style-name="P26">01/12/2013</text:p>
          </table:table-cell>
          <table:table-cell table:style-name="Tabella1.D97" office:value-type="string">
            <text:p text:style-name="P51">Lorenzo</text:p>
          </table:table-cell>
        </table:table-row>
        <text:soft-page-break/>
        <table:table-row>
          <table:table-cell table:style-name="Tabella1.A97" office:value-type="string">
            <text:p text:style-name="P25">99</text:p>
          </table:table-cell>
          <table:table-cell table:style-name="Tabella1.A97" office:value-type="string">
            <text:p text:style-name="P51">Week Report</text:p>
          </table:table-cell>
          <table:table-cell table:style-name="Tabella1.A97" office:value-type="string">
            <text:p text:style-name="P26">01/12/2013</text:p>
          </table:table-cell>
          <table:table-cell table:style-name="Tabella1.D97" office:value-type="string">
            <text:p text:style-name="P51">All</text:p>
          </table:table-cell>
        </table:table-row>
        <table:table-row>
          <table:table-cell table:style-name="Tabella1.A97" office:value-type="string">
            <text:p text:style-name="P25">100</text:p>
          </table:table-cell>
          <table:table-cell table:style-name="Tabella1.A97" office:value-type="string">
            <text:p text:style-name="P51">Summary Week Report</text:p>
          </table:table-cell>
          <table:table-cell table:style-name="Tabella1.A97" office:value-type="string">
            <text:p text:style-name="P26">02/12/2013</text:p>
          </table:table-cell>
          <table:table-cell table:style-name="Tabella1.D97" office:value-type="string">
            <text:p text:style-name="P51">Andrea</text:p>
          </table:table-cell>
        </table:table-row>
        <table:table-row>
          <table:table-cell table:style-name="Tabella1.A97" office:value-type="string">
            <text:p text:style-name="P25">101</text:p>
          </table:table-cell>
          <table:table-cell table:style-name="Tabella1.A97" office:value-type="string">
            <text:p text:style-name="P51">Meeting Agenda</text:p>
          </table:table-cell>
          <table:table-cell table:style-name="Tabella1.A97" office:value-type="string">
            <text:p text:style-name="P26">02/12/2013</text:p>
          </table:table-cell>
          <table:table-cell table:style-name="Tabella1.D97" office:value-type="string">
            <text:p text:style-name="P51">Andrea</text:p>
          </table:table-cell>
        </table:table-row>
        <table:table-row>
          <table:table-cell table:style-name="Tabella1.A97" office:value-type="string">
            <text:p text:style-name="P25">102</text:p>
          </table:table-cell>
          <table:table-cell table:style-name="Tabella1.A97" office:value-type="string">
            <text:p text:style-name="P51">Group Meeting</text:p>
          </table:table-cell>
          <table:table-cell table:style-name="Tabella1.A97" office:value-type="string">
            <text:p text:style-name="P26">02/122013</text:p>
          </table:table-cell>
          <table:table-cell table:style-name="Tabella1.D97" office:value-type="string">
            <text:p text:style-name="P51">All</text:p>
          </table:table-cell>
        </table:table-row>
        <table:table-row>
          <table:table-cell table:style-name="Tabella1.A97" office:value-type="string">
            <text:p text:style-name="P25">103</text:p>
          </table:table-cell>
          <table:table-cell table:style-name="Tabella1.A97" office:value-type="string">
            <text:p text:style-name="P51">DB Changes Implementation on VM</text:p>
          </table:table-cell>
          <table:table-cell table:style-name="Tabella1.A97" office:value-type="string">
            <text:p text:style-name="P26">02/12/2013</text:p>
          </table:table-cell>
          <table:table-cell table:style-name="Tabella1.D97" office:value-type="string">
            <text:p text:style-name="P51">Jorn</text:p>
          </table:table-cell>
        </table:table-row>
        <table:table-row>
          <table:table-cell table:style-name="Tabella1.A97" office:value-type="string">
            <text:p text:style-name="P25">104</text:p>
          </table:table-cell>
          <table:table-cell table:style-name="Tabella1.A97" office:value-type="string">
            <text:p text:style-name="P51">DAO Layer Modifications for the new DB</text:p>
          </table:table-cell>
          <table:table-cell table:style-name="Tabella1.A97" office:value-type="string">
            <text:p text:style-name="P26">02/12/2013</text:p>
          </table:table-cell>
          <table:table-cell table:style-name="Tabella1.D97" office:value-type="string">
            <text:p text:style-name="P51">Marko</text:p>
          </table:table-cell>
        </table:table-row>
        <table:table-row>
          <table:table-cell table:style-name="Tabella1.A97" office:value-type="string">
            <text:p text:style-name="P25">105</text:p>
          </table:table-cell>
          <table:table-cell table:style-name="Tabella1.A97" office:value-type="string">
            <text:p text:style-name="P51">Status Report Presentation v 1.0</text:p>
          </table:table-cell>
          <table:table-cell table:style-name="Tabella1.A97" office:value-type="string">
            <text:p text:style-name="P26">0<text:span text:style-name="T22">3</text:span>/12/2013</text:p>
          </table:table-cell>
          <table:table-cell table:style-name="Tabella1.D97" office:value-type="string">
            <text:p text:style-name="P51">Andrea + Dzana</text:p>
          </table:table-cell>
        </table:table-row>
        <table:table-row>
          <table:table-cell table:style-name="Tabella1.A97" office:value-type="string">
            <text:p text:style-name="P25">106</text:p>
          </table:table-cell>
          <table:table-cell table:style-name="Tabella1.A97" office:value-type="string">
            <text:p text:style-name="P51">Customer Meeting</text:p>
          </table:table-cell>
          <table:table-cell table:style-name="Tabella1.A97" office:value-type="string">
            <text:p text:style-name="P26">0<text:span text:style-name="T22">3</text:span>/12/2013</text:p>
          </table:table-cell>
          <table:table-cell table:style-name="Tabella1.D97" office:value-type="string">
            <text:p text:style-name="P51">Andrea + Lorenzo</text:p>
          </table:table-cell>
        </table:table-row>
        <table:table-row>
          <table:table-cell table:style-name="Tabella1.A97" office:value-type="string">
            <text:p text:style-name="P25">107</text:p>
          </table:table-cell>
          <table:table-cell table:style-name="Tabella1.A97" office:value-type="string">
            <text:p text:style-name="P51">Customer Meeting Summary</text:p>
          </table:table-cell>
          <table:table-cell table:style-name="Tabella1.A97" office:value-type="string">
            <text:p text:style-name="P26">0<text:span text:style-name="T22">3</text:span>/12/2013</text:p>
          </table:table-cell>
          <table:table-cell table:style-name="Tabella1.D97" office:value-type="string">
            <text:p text:style-name="P51">Andrea</text:p>
          </table:table-cell>
        </table:table-row>
        <table:table-row>
          <table:table-cell table:style-name="Tabella1.A97" office:value-type="string">
            <text:p text:style-name="P25">108</text:p>
          </table:table-cell>
          <table:table-cell table:style-name="Tabella1.A97" office:value-type="string">
            <text:p text:style-name="P51">Managing Meeting</text:p>
          </table:table-cell>
          <table:table-cell table:style-name="Tabella1.A97" office:value-type="string">
            <text:p text:style-name="P26">0<text:span text:style-name="T22">3</text:span>/12/2013</text:p>
          </table:table-cell>
          <table:table-cell table:style-name="Tabella1.D97" office:value-type="string">
            <text:p text:style-name="P51">Andrea + Dzana</text:p>
          </table:table-cell>
        </table:table-row>
        <table:table-row>
          <table:table-cell table:style-name="Tabella1.A97" office:value-type="string">
            <text:p text:style-name="P25">109</text:p>
          </table:table-cell>
          <table:table-cell table:style-name="Tabella1.A97" office:value-type="string">
            <text:p text:style-name="P51">Minutes of Meeting</text:p>
          </table:table-cell>
          <table:table-cell table:style-name="Tabella1.A97" office:value-type="string">
            <text:p text:style-name="P26">03/12/2013</text:p>
          </table:table-cell>
          <table:table-cell table:style-name="Tabella1.D97" office:value-type="string">
            <text:p text:style-name="P51">Marko/Nikola</text:p>
          </table:table-cell>
        </table:table-row>
        <table:table-row>
          <table:table-cell table:style-name="Tabella1.A97" office:value-type="string">
            <text:p text:style-name="P25">110</text:p>
          </table:table-cell>
          <table:table-cell table:style-name="Tabella1.A97" office:value-type="string">
            <text:p text:style-name="P51">Supervisors Meeting</text:p>
          </table:table-cell>
          <table:table-cell table:style-name="Tabella1.A97" office:value-type="string">
            <text:p text:style-name="P26">0<text:span text:style-name="T22">4</text:span>/12/2013</text:p>
          </table:table-cell>
          <table:table-cell table:style-name="Tabella1.D97" office:value-type="string">
            <text:p text:style-name="P51">Andrea + Lorenzo</text:p>
          </table:table-cell>
        </table:table-row>
        <table:table-row>
          <table:table-cell table:style-name="Tabella1.A97" office:value-type="string">
            <text:p text:style-name="P25">111</text:p>
          </table:table-cell>
          <table:table-cell table:style-name="Tabella1.A97" office:value-type="string">
            <text:p text:style-name="P51">Supervisors Meeting Summary</text:p>
          </table:table-cell>
          <table:table-cell table:style-name="Tabella1.A97" office:value-type="string">
            <text:p text:style-name="P26">0<text:span text:style-name="T22">4</text:span>/12/2013</text:p>
          </table:table-cell>
          <table:table-cell table:style-name="Tabella1.D97" office:value-type="string">
            <text:p text:style-name="P51">Andrea</text:p>
          </table:table-cell>
        </table:table-row>
        <table:table-row>
          <table:table-cell table:style-name="Tabella1.A97" office:value-type="string">
            <text:p text:style-name="P25">112</text:p>
          </table:table-cell>
          <table:table-cell table:style-name="Tabella1.A97" office:value-type="string">
            <text:p text:style-name="P51">Status Report Presentation v 2.0</text:p>
          </table:table-cell>
          <table:table-cell table:style-name="Tabella1.A97" office:value-type="string">
            <text:p text:style-name="P26">0<text:span text:style-name="T22">4</text:span>/12/2013</text:p>
          </table:table-cell>
          <table:table-cell table:style-name="Tabella1.D97" office:value-type="string">
            <text:p text:style-name="P51">Andrea + Dzana</text:p>
          </table:table-cell>
        </table:table-row>
        <table:table-row>
          <table:table-cell table:style-name="Tabella1.A97" office:value-type="string">
            <text:p text:style-name="P25">113</text:p>
          </table:table-cell>
          <table:table-cell table:style-name="Tabella1.A97" office:value-type="string">
            <text:p text:style-name="P51">Class Lecture</text:p>
          </table:table-cell>
          <table:table-cell table:style-name="Tabella1.A97" office:value-type="string">
            <text:p text:style-name="P26">0<text:span text:style-name="T22">5</text:span>/12/2013</text:p>
          </table:table-cell>
          <table:table-cell table:style-name="Tabella1.D97" office:value-type="string">
            <text:p text:style-name="P51">All</text:p>
          </table:table-cell>
        </table:table-row>
        <table:table-row>
          <table:table-cell table:style-name="Tabella1.A97" office:value-type="string">
            <text:p text:style-name="P25">114</text:p>
          </table:table-cell>
          <table:table-cell table:style-name="Tabella1.A97" office:value-type="string">
            <text:p text:style-name="P51">Status Report Presentation</text:p>
          </table:table-cell>
          <table:table-cell table:style-name="Tabella1.A97" office:value-type="string">
            <text:p text:style-name="P26">0<text:span text:style-name="T22">5</text:span>/12/2013</text:p>
          </table:table-cell>
          <table:table-cell table:style-name="Tabella1.D97" office:value-type="string">
            <text:p text:style-name="P51">Andrea + Dzana</text:p>
          </table:table-cell>
        </table:table-row>
        <table:table-row>
          <table:table-cell table:style-name="Tabella1.A97" office:value-type="string">
            <text:p text:style-name="P25">115</text:p>
          </table:table-cell>
          <table:table-cell table:style-name="Tabella1.A97" office:value-type="string">
            <text:p text:style-name="P51">Meeting Agenda</text:p>
          </table:table-cell>
          <table:table-cell table:style-name="Tabella1.A97" office:value-type="string">
            <text:p text:style-name="P26">0<text:span text:style-name="T22">5</text:span>/12/2013</text:p>
          </table:table-cell>
          <table:table-cell table:style-name="Tabella1.D97" office:value-type="string">
            <text:p text:style-name="P51">Andrea</text:p>
          </table:table-cell>
        </table:table-row>
        <table:table-row>
          <table:table-cell table:style-name="Tabella1.A97" office:value-type="string">
            <text:p text:style-name="P25">116</text:p>
          </table:table-cell>
          <table:table-cell table:style-name="Tabella1.A97" office:value-type="string">
            <text:p text:style-name="P51">Group Meeting</text:p>
          </table:table-cell>
          <table:table-cell table:style-name="Tabella1.A97" office:value-type="string">
            <text:p text:style-name="P26">0<text:span text:style-name="T22">5</text:span>/12/2013</text:p>
          </table:table-cell>
          <table:table-cell table:style-name="Tabella1.D97" office:value-type="string">
            <text:p text:style-name="P51">All</text:p>
          </table:table-cell>
        </table:table-row>
        <table:table-row>
          <table:table-cell table:style-name="Tabella1.A97" office:value-type="string">
            <text:p text:style-name="P25">117</text:p>
          </table:table-cell>
          <table:table-cell table:style-name="Tabella1.A97" office:value-type="string">
            <text:p text:style-name="P51">Mockups for the new WEB SITE pages requirements</text:p>
          </table:table-cell>
          <table:table-cell table:style-name="Tabella1.A97" office:value-type="string">
            <text:p text:style-name="P26">0<text:span text:style-name="T22">5</text:span>/12/2013</text:p>
          </table:table-cell>
          <table:table-cell table:style-name="Tabella1.D97" office:value-type="string">
            <text:p text:style-name="P51">Nikola</text:p>
          </table:table-cell>
        </table:table-row>
        <table:table-row>
          <table:table-cell table:style-name="Tabella1.A97" office:value-type="string">
            <text:p text:style-name="P25">118</text:p>
          </table:table-cell>
          <table:table-cell table:style-name="Tabella1.A97" office:value-type="string">
            <text:p text:style-name="P51">Update (if necessary) User Case Diagrams</text:p>
          </table:table-cell>
          <table:table-cell table:style-name="Tabella1.A97" office:value-type="string">
            <text:p text:style-name="P26">0<text:span text:style-name="T22">5</text:span>/12/2013</text:p>
          </table:table-cell>
          <table:table-cell table:style-name="Tabella1.D97" office:value-type="string">
            <text:p text:style-name="P51">Dzana + Nikola + Miraldi</text:p>
          </table:table-cell>
        </table:table-row>
        <table:table-row>
          <table:table-cell table:style-name="Tabella1.A97" office:value-type="string">
            <text:p text:style-name="P25">119</text:p>
          </table:table-cell>
          <table:table-cell table:style-name="Tabella1.A97" office:value-type="string">
            <text:p text:style-name="P51">Work on Math Engine</text:p>
          </table:table-cell>
          <table:table-cell table:style-name="Tabella1.A97" office:value-type="string">
            <text:p text:style-name="P26">0<text:span text:style-name="T22">6</text:span>/12/2013</text:p>
          </table:table-cell>
          <table:table-cell table:style-name="Tabella1.D97" office:value-type="string">
            <text:p text:style-name="P51">Lorenzo + Andrea</text:p>
          </table:table-cell>
        </table:table-row>
        <table:table-row>
          <table:table-cell table:style-name="Tabella1.A97" office:value-type="string">
            <text:p text:style-name="P25">120</text:p>
          </table:table-cell>
          <table:table-cell table:style-name="Tabella1.A97" office:value-type="string">
            <text:p text:style-name="P51">Work on Calculation Controller</text:p>
          </table:table-cell>
          <table:table-cell table:style-name="Tabella1.A97" office:value-type="string">
            <text:p text:style-name="P26">0<text:span text:style-name="T22">6</text:span>/12/2013</text:p>
          </table:table-cell>
          <table:table-cell table:style-name="Tabella1.D97" office:value-type="string">
            <text:p text:style-name="P51">Lorenzo + Andrea</text:p>
          </table:table-cell>
        </table:table-row>
        <table:table-row>
          <table:table-cell table:style-name="Tabella1.A97" office:value-type="string">
            <text:p text:style-name="P25">121</text:p>
          </table:table-cell>
          <table:table-cell table:style-name="Tabella1.A97" office:value-type="string">
            <text:p text:style-name="P51">Work on Calculated Data</text:p>
          </table:table-cell>
          <table:table-cell table:style-name="Tabella1.A97" office:value-type="string">
            <text:p text:style-name="P26">0<text:span text:style-name="T22">6</text:span>/12/2013</text:p>
          </table:table-cell>
          <table:table-cell table:style-name="Tabella1.D97" office:value-type="string">
            <text:p text:style-name="P51">Lorenzo + Andrea</text:p>
          </table:table-cell>
        </table:table-row>
        <table:table-row>
          <table:table-cell table:style-name="Tabella1.A97" office:value-type="string">
            <text:p text:style-name="P25">122</text:p>
          </table:table-cell>
          <table:table-cell table:style-name="Tabella1.A97" office:value-type="string">
            <text:p text:style-name="P51">Minutes of Meeting</text:p>
          </table:table-cell>
          <table:table-cell table:style-name="Tabella1.A97" office:value-type="string">
            <text:p text:style-name="P26">0<text:span text:style-name="T22">6</text:span>/12/2013</text:p>
          </table:table-cell>
          <table:table-cell table:style-name="Tabella1.D97" office:value-type="string">
            <text:p text:style-name="P51">Marko/Nikola</text:p>
          </table:table-cell>
        </table:table-row>
        <table:table-row>
          <table:table-cell table:style-name="Tabella1.A97" office:value-type="string">
            <text:p text:style-name="P25">123</text:p>
          </table:table-cell>
          <table:table-cell table:style-name="Tabella1.A97" office:value-type="string">
            <text:p text:style-name="P51">Fix Design Document (if needed and if we have enough time :-) )</text:p>
          </table:table-cell>
          <table:table-cell table:style-name="Tabella1.A97" office:value-type="string">
            <text:p text:style-name="P26">0<text:span text:style-name="T22">6</text:span>/12/2013</text:p>
          </table:table-cell>
          <table:table-cell table:style-name="Tabella1.D97" office:value-type="string">
            <text:p text:style-name="P51">Andrea + Lorenzo + Marko + Jorn</text:p>
          </table:table-cell>
        </table:table-row>
        <table:table-row>
          <table:table-cell table:style-name="Tabella1.A97" office:value-type="string">
            <text:p text:style-name="P25">124</text:p>
          </table:table-cell>
          <table:table-cell table:style-name="Tabella1.A97" office:value-type="string">
            <text:p text:style-name="P51">Fix Requirements Document (if needed and if we have enough time :-) )</text:p>
          </table:table-cell>
          <table:table-cell table:style-name="Tabella1.A97" office:value-type="string">
            <text:p text:style-name="P26">0<text:span text:style-name="T22">6</text:span>/12/2013</text:p>
          </table:table-cell>
          <table:table-cell table:style-name="Tabella1.D97" office:value-type="string">
            <text:p text:style-name="P51">Dzana + Nikola + Andrea + Lorenzo</text:p>
          </table:table-cell>
        </table:table-row>
        <table:table-row>
          <table:table-cell table:style-name="Tabella1.A97" office:value-type="string">
            <text:p text:style-name="P25">125</text:p>
          </table:table-cell>
          <table:table-cell table:style-name="Tabella1.A97" office:value-type="string">
            <text:p text:style-name="P51">JUnit Classes for Math Engine v 1.0</text:p>
          </table:table-cell>
          <table:table-cell table:style-name="Tabella1.A97" office:value-type="string">
            <text:p text:style-name="P26">0<text:span text:style-name="T22">6</text:span>/12/2013</text:p>
          </table:table-cell>
          <table:table-cell table:style-name="Tabella1.D97" office:value-type="string">
            <text:p text:style-name="P51">Miraldi + Andrea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29T01:37:45.30</dc:date>
    <meta:editing-duration>PT1H58M52S</meta:editing-duration>
    <meta:editing-cycles>61</meta:editing-cycles>
    <meta:generator>LibreOffice/4.0.5.2$Windows_x86 LibreOffice_project/5464147a081647a250913f19c0715bca595af2f</meta:generator>
    <meta:document-statistic meta:table-count="1" meta:image-count="0" meta:object-count="0" meta:page-count="4" meta:paragraph-count="504" meta:word-count="1000" meta:character-count="6237" meta:non-whitespace-character-count="5739"/>
  </office:meta>
</office:document-meta>
</file>